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language="fr" fo:country="FR" officeooo:rsid="00075424" officeooo:paragraph-rsid="00075424"/>
    </style:style>
    <style:style style:name="P2" style:family="paragraph" style:parent-style-name="Standard">
      <style:paragraph-properties fo:text-align="end" style:justify-single-word="false"/>
      <style:text-properties fo:language="fr" fo:country="FR" officeooo:rsid="00075424" officeooo:paragraph-rsid="00075424"/>
    </style:style>
    <style:style style:name="P3" style:family="paragraph" style:parent-style-name="Standard">
      <style:paragraph-properties fo:text-align="end" style:justify-single-word="false"/>
      <style:text-properties fo:language="fr" fo:country="FR" officeooo:rsid="00075424" officeooo:paragraph-rsid="0126b0cc"/>
    </style:style>
    <style:style style:name="P4" style:family="paragraph" style:parent-style-name="Standard">
      <style:paragraph-properties fo:text-align="justify" style:justify-single-word="false"/>
      <style:text-properties fo:language="fr" fo:country="FR" officeooo:rsid="000e4b85" officeooo:paragraph-rsid="000e4b85"/>
    </style:style>
    <style:style style:name="P5" style:family="paragraph" style:parent-style-name="Standard">
      <style:paragraph-properties fo:text-align="start" style:justify-single-word="false"/>
      <style:text-properties fo:language="fr" fo:country="FR" officeooo:rsid="000e4b85" officeooo:paragraph-rsid="01683b77"/>
    </style:style>
    <style:style style:name="P6" style:family="paragraph" style:parent-style-name="Standard">
      <style:paragraph-properties fo:text-align="justify" style:justify-single-word="false"/>
      <style:text-properties fo:language="fr" fo:country="FR" officeooo:rsid="001e45a6" officeooo:paragraph-rsid="001e45a6"/>
    </style:style>
    <style:style style:name="P7" style:family="paragraph" style:parent-style-name="Standard">
      <style:paragraph-properties fo:text-align="justify" style:justify-single-word="false"/>
      <style:text-properties fo:language="fr" fo:country="FR" officeooo:rsid="001f5ab7" officeooo:paragraph-rsid="001e45a6"/>
    </style:style>
    <style:style style:name="P8" style:family="paragraph" style:parent-style-name="Standard">
      <style:paragraph-properties fo:text-align="justify" style:justify-single-word="false"/>
      <style:text-properties fo:language="fr" fo:country="FR" officeooo:paragraph-rsid="01683b77"/>
    </style:style>
    <style:style style:name="P9" style:family="paragraph" style:parent-style-name="Standard">
      <style:paragraph-properties fo:text-align="justify" style:justify-single-word="false"/>
      <style:text-properties fo:language="fr" fo:country="FR" officeooo:paragraph-rsid="00aa926d"/>
    </style:style>
    <style:style style:name="P10" style:family="paragraph" style:parent-style-name="Standard">
      <style:paragraph-properties fo:text-align="justify" style:justify-single-word="false"/>
      <style:text-properties fo:language="fr" fo:country="FR" officeooo:rsid="0022906d" officeooo:paragraph-rsid="0022906d"/>
    </style:style>
    <style:style style:name="P11" style:family="paragraph" style:parent-style-name="Standard">
      <style:paragraph-properties fo:text-align="justify" style:justify-single-word="false"/>
      <style:text-properties fo:language="fr" fo:country="FR" officeooo:rsid="0032e18b" officeooo:paragraph-rsid="00e56a74"/>
    </style:style>
    <style:style style:name="P12" style:family="paragraph" style:parent-style-name="Standard">
      <style:paragraph-properties fo:text-align="justify" style:justify-single-word="false"/>
      <style:text-properties fo:language="fr" fo:country="FR" officeooo:rsid="0032e18b" officeooo:paragraph-rsid="00e742e2"/>
    </style:style>
    <style:style style:name="P13" style:family="paragraph" style:parent-style-name="Standard">
      <style:paragraph-properties fo:text-align="start" style:justify-single-word="false"/>
      <style:text-properties fo:language="fr" fo:country="FR" officeooo:rsid="008513ce" officeooo:paragraph-rsid="008513ce"/>
    </style:style>
    <style:style style:name="P14" style:family="paragraph" style:parent-style-name="Standard">
      <style:paragraph-properties fo:text-align="start" style:justify-single-word="false"/>
      <style:text-properties fo:language="fr" fo:country="FR" style:text-underline-style="none" fo:font-weight="normal" officeooo:rsid="00075424" officeooo:paragraph-rsid="00075424" style:font-weight-asian="normal" style:font-weight-complex="normal"/>
    </style:style>
    <style:style style:name="P15" style:family="paragraph" style:parent-style-name="Standard">
      <style:paragraph-properties fo:text-align="justify" style:justify-single-word="false"/>
      <style:text-properties fo:language="fr" fo:country="FR" officeooo:rsid="00baf164" officeooo:paragraph-rsid="0109d983"/>
    </style:style>
    <style:style style:name="P16" style:family="paragraph" style:parent-style-name="Standard">
      <style:paragraph-properties fo:text-align="justify" style:justify-single-word="false"/>
      <style:text-properties fo:language="fr" fo:country="FR" officeooo:rsid="00baf164" officeooo:paragraph-rsid="0142db74"/>
    </style:style>
    <style:style style:name="P17" style:family="paragraph" style:parent-style-name="Standard">
      <style:paragraph-properties fo:text-align="justify" style:justify-single-word="false"/>
      <style:text-properties fo:language="fr" fo:country="FR" officeooo:rsid="00baf164" officeooo:paragraph-rsid="0154429c"/>
    </style:style>
    <style:style style:name="P18" style:family="paragraph" style:parent-style-name="Standard">
      <style:paragraph-properties fo:text-align="justify" style:justify-single-word="false"/>
      <style:text-properties fo:language="fr" fo:country="FR" officeooo:rsid="00baf164" officeooo:paragraph-rsid="00e93227"/>
    </style:style>
    <style:style style:name="P19" style:family="paragraph" style:parent-style-name="Standard">
      <style:paragraph-properties fo:text-align="justify" style:justify-single-word="false"/>
      <style:text-properties fo:language="fr" fo:country="FR" officeooo:rsid="009377dd" officeooo:paragraph-rsid="00aa926d"/>
    </style:style>
    <style:style style:name="P20" style:family="paragraph" style:parent-style-name="Standard">
      <style:paragraph-properties fo:text-align="justify" style:justify-single-word="false"/>
      <style:text-properties fo:language="fr" fo:country="FR" officeooo:rsid="00e742e2" officeooo:paragraph-rsid="00e742e2"/>
    </style:style>
    <style:style style:name="P21" style:family="paragraph" style:parent-style-name="Standard">
      <style:paragraph-properties fo:text-align="justify" style:justify-single-word="false"/>
      <style:text-properties fo:language="fr" fo:country="FR" officeooo:rsid="00e800b7" officeooo:paragraph-rsid="00e800b7"/>
    </style:style>
    <style:style style:name="P22" style:family="paragraph" style:parent-style-name="Standard">
      <style:paragraph-properties fo:text-align="justify" style:justify-single-word="false"/>
      <style:text-properties fo:language="fr" fo:country="FR" officeooo:rsid="00e93227" officeooo:paragraph-rsid="00e93227"/>
    </style:style>
    <style:style style:name="P23" style:family="paragraph" style:parent-style-name="Standard">
      <style:paragraph-properties fo:text-align="justify" style:justify-single-word="false"/>
      <style:text-properties fo:language="fr" fo:country="FR" officeooo:rsid="00e93227" officeooo:paragraph-rsid="0158f75a"/>
    </style:style>
    <style:style style:name="P24" style:family="paragraph" style:parent-style-name="Standard">
      <style:paragraph-properties fo:text-align="justify" style:justify-single-word="false"/>
      <style:text-properties fo:language="fr" fo:country="FR" officeooo:rsid="010a56f4" officeooo:paragraph-rsid="010a56f4"/>
    </style:style>
    <style:style style:name="P25" style:family="paragraph" style:parent-style-name="Standard">
      <style:paragraph-properties fo:text-align="justify" style:justify-single-word="false"/>
      <style:text-properties fo:language="fr" fo:country="FR" officeooo:rsid="010a56f4" officeooo:paragraph-rsid="011ef6c0"/>
    </style:style>
    <style:style style:name="P26" style:family="paragraph" style:parent-style-name="Standard">
      <style:paragraph-properties fo:text-align="justify" style:justify-single-word="false"/>
      <style:text-properties fo:language="fr" fo:country="FR" officeooo:rsid="0113a298" officeooo:paragraph-rsid="012994d6"/>
    </style:style>
    <style:style style:name="P27" style:family="paragraph" style:parent-style-name="Standard">
      <style:paragraph-properties fo:text-align="justify" style:justify-single-word="false"/>
      <style:text-properties fo:language="fr" fo:country="FR" officeooo:rsid="011d3de7" officeooo:paragraph-rsid="010e78f4"/>
    </style:style>
    <style:style style:name="P28" style:family="paragraph" style:parent-style-name="Standard">
      <style:paragraph-properties fo:text-align="justify" style:justify-single-word="false"/>
      <style:text-properties fo:language="fr" fo:country="FR" officeooo:rsid="01683b77" officeooo:paragraph-rsid="01683b77"/>
    </style:style>
    <style:style style:name="P29" style:family="paragraph" style:parent-style-name="Standard">
      <style:paragraph-properties fo:text-align="start" style:justify-single-word="false"/>
      <style:text-properties officeooo:rsid="00075424" officeooo:paragraph-rsid="00075424"/>
    </style:style>
    <style:style style:name="P30" style:family="paragraph" style:parent-style-name="Standard">
      <style:paragraph-properties fo:text-align="justify" style:justify-single-word="false"/>
      <style:text-properties officeooo:paragraph-rsid="015d62e0"/>
    </style:style>
    <style:style style:name="P31" style:family="paragraph" style:parent-style-name="Standard">
      <style:paragraph-properties fo:text-align="justify" style:justify-single-word="false"/>
      <style:text-properties officeooo:paragraph-rsid="018c4ffe"/>
    </style:style>
    <style:style style:name="P32" style:family="paragraph" style:parent-style-name="Standard">
      <style:paragraph-properties fo:text-align="justify" style:justify-single-word="false"/>
      <style:text-properties officeooo:paragraph-rsid="01f7cdf9"/>
    </style:style>
    <style:style style:name="P33" style:family="paragraph" style:parent-style-name="Standard">
      <style:paragraph-properties fo:text-align="justify" style:justify-single-word="false"/>
      <style:text-properties officeooo:paragraph-rsid="022077ae"/>
    </style:style>
    <style:style style:name="P34" style:family="paragraph" style:parent-style-name="Standard">
      <style:paragraph-properties fo:text-align="justify" style:justify-single-word="false"/>
      <style:text-properties fo:language="fr" fo:country="FR" officeooo:rsid="0079772f" officeooo:paragraph-rsid="01683b77"/>
    </style:style>
    <style:style style:name="P35" style:family="paragraph" style:parent-style-name="Standard">
      <style:paragraph-properties fo:text-align="justify" style:justify-single-word="false"/>
      <style:text-properties fo:language="fr" fo:country="FR" officeooo:rsid="00075424" officeooo:paragraph-rsid="01683b77"/>
    </style:style>
    <style:style style:name="P36" style:family="paragraph" style:parent-style-name="Standard">
      <style:paragraph-properties fo:text-align="justify" style:justify-single-word="false"/>
      <style:text-properties fo:language="fr" fo:country="FR" officeooo:rsid="000e4b85" officeooo:paragraph-rsid="01683b77"/>
    </style:style>
    <style:style style:name="P37" style:family="paragraph" style:parent-style-name="Standard">
      <style:paragraph-properties fo:text-align="justify" style:justify-single-word="false"/>
      <style:text-properties fo:language="fr" fo:country="FR" officeooo:rsid="000e4b85" officeooo:paragraph-rsid="022077ae"/>
    </style:style>
    <style:style style:name="P38" style:family="paragraph" style:parent-style-name="Standard">
      <style:paragraph-properties fo:text-align="justify" style:justify-single-word="false"/>
      <style:text-properties fo:language="fr" fo:country="FR" officeooo:rsid="000e4b85" officeooo:paragraph-rsid="022a1f8e"/>
    </style:style>
    <style:style style:name="P39" style:family="paragraph" style:parent-style-name="Standard">
      <style:paragraph-properties fo:text-align="justify" style:justify-single-word="false"/>
      <style:text-properties fo:language="fr" fo:country="FR" officeooo:rsid="01996ab2" officeooo:paragraph-rsid="01c2cce5"/>
    </style:style>
    <style:style style:name="P40" style:family="paragraph" style:parent-style-name="Standard">
      <style:paragraph-properties fo:text-align="justify" style:justify-single-word="false"/>
      <style:text-properties fo:language="fr" fo:country="FR" officeooo:rsid="01996ab2" officeooo:paragraph-rsid="01c61e71"/>
    </style:style>
    <style:style style:name="P41" style:family="paragraph" style:parent-style-name="Standard">
      <style:paragraph-properties fo:text-align="justify" style:justify-single-word="false"/>
      <style:text-properties fo:language="fr" fo:country="FR" officeooo:rsid="01996ab2" officeooo:paragraph-rsid="01c7de2e"/>
    </style:style>
    <style:style style:name="P42" style:family="paragraph" style:parent-style-name="Standard">
      <style:paragraph-properties fo:text-align="justify" style:justify-single-word="false"/>
      <style:text-properties fo:language="fr" fo:country="FR" officeooo:rsid="01996ab2" officeooo:paragraph-rsid="01ca0ed4"/>
    </style:style>
    <style:style style:name="P43" style:family="paragraph" style:parent-style-name="Standard">
      <style:paragraph-properties fo:text-align="justify" style:justify-single-word="false"/>
      <style:text-properties fo:language="fr" fo:country="FR" officeooo:rsid="01996ab2" officeooo:paragraph-rsid="01cacdea"/>
    </style:style>
    <style:style style:name="P44" style:family="paragraph" style:parent-style-name="Standard">
      <style:paragraph-properties fo:text-align="justify" style:justify-single-word="false"/>
      <style:text-properties fo:language="fr" fo:country="FR" officeooo:rsid="01996ab2" officeooo:paragraph-rsid="022e8062"/>
    </style:style>
    <style:style style:name="P45" style:family="paragraph" style:parent-style-name="Standard">
      <style:paragraph-properties fo:text-align="justify" style:justify-single-word="false"/>
      <style:text-properties fo:language="fr" fo:country="FR" officeooo:rsid="01996ab2" officeooo:paragraph-rsid="023206ac"/>
    </style:style>
    <style:style style:name="P46" style:family="paragraph" style:parent-style-name="Standard">
      <style:paragraph-properties fo:text-align="justify" style:justify-single-word="false"/>
      <style:text-properties fo:language="fr" fo:country="FR" officeooo:rsid="01996ab2" officeooo:paragraph-rsid="0234c312"/>
    </style:style>
    <style:style style:name="P47" style:family="paragraph" style:parent-style-name="Standard">
      <style:paragraph-properties fo:text-align="justify" style:justify-single-word="false"/>
      <style:text-properties fo:language="fr" fo:country="FR" officeooo:rsid="00e742e2" officeooo:paragraph-rsid="01fc60af"/>
    </style:style>
    <style:style style:name="P48" style:family="paragraph" style:parent-style-name="Standard">
      <style:paragraph-properties fo:text-align="justify" style:justify-single-word="false"/>
      <style:text-properties fo:language="fr" fo:country="FR" officeooo:rsid="00e800b7" officeooo:paragraph-rsid="02050830"/>
    </style:style>
    <style:style style:name="P49" style:family="paragraph" style:parent-style-name="Standard">
      <style:paragraph-properties fo:text-align="justify" style:justify-single-word="false"/>
      <style:text-properties fo:language="fr" fo:country="FR" officeooo:rsid="011d3de7" officeooo:paragraph-rsid="02096801"/>
    </style:style>
    <style:style style:name="P50" style:family="paragraph" style:parent-style-name="Standard">
      <style:paragraph-properties fo:text-align="justify" style:justify-single-word="false"/>
      <style:text-properties fo:language="fr" fo:country="FR" officeooo:rsid="001f5ab7" officeooo:paragraph-rsid="02206951"/>
    </style:style>
    <style:style style:name="P51" style:family="paragraph" style:parent-style-name="Standard">
      <style:paragraph-properties fo:text-align="justify" style:justify-single-word="false"/>
      <style:text-properties fo:language="fr" fo:country="FR" officeooo:rsid="00ac0380" officeooo:paragraph-rsid="022077ae"/>
    </style:style>
    <style:style style:name="P52" style:family="paragraph" style:parent-style-name="Standard">
      <style:paragraph-properties fo:text-align="justify" style:justify-single-word="false"/>
      <style:text-properties fo:language="fr" fo:country="FR" officeooo:rsid="0113a298" officeooo:paragraph-rsid="022077ae"/>
    </style:style>
    <style:style style:name="P53" style:family="paragraph" style:parent-style-name="Standard">
      <style:paragraph-properties fo:text-align="justify" style:justify-single-word="false"/>
      <style:text-properties fo:language="fr" fo:country="FR" officeooo:rsid="007da9cb" officeooo:paragraph-rsid="022077ae"/>
    </style:style>
    <style:style style:name="P54" style:family="paragraph" style:parent-style-name="Standard">
      <style:paragraph-properties fo:text-align="justify" style:justify-single-word="false"/>
      <style:text-properties fo:language="fr" fo:country="FR" officeooo:rsid="024ac920" officeooo:paragraph-rsid="024ac920"/>
    </style:style>
    <style:style style:name="T1" style:family="text">
      <style:text-properties officeooo:rsid="0008be6a"/>
    </style:style>
    <style:style style:name="T2" style:family="text">
      <style:text-properties fo:language="fr" fo:country="FR"/>
    </style:style>
    <style:style style:name="T3" style:family="text">
      <style:text-properties fo:language="fr" fo:country="FR" officeooo:rsid="00ff5ec0"/>
    </style:style>
    <style:style style:name="T4" style:family="text">
      <style:text-properties fo:language="fr" fo:country="FR" officeooo:rsid="0109d6d1"/>
    </style:style>
    <style:style style:name="T5" style:family="text">
      <style:text-properties fo:language="fr" fo:country="FR" officeooo:rsid="015f44d5"/>
    </style:style>
    <style:style style:name="T6" style:family="text">
      <style:text-properties fo:language="fr" fo:country="FR" officeooo:rsid="01802789"/>
    </style:style>
    <style:style style:name="T7" style:family="text">
      <style:text-properties fo:language="fr" fo:country="FR" officeooo:rsid="014d262d"/>
    </style:style>
    <style:style style:name="T8" style:family="text">
      <style:text-properties fo:language="fr" fo:country="FR" officeooo:rsid="018a3d59"/>
    </style:style>
    <style:style style:name="T9" style:family="text">
      <style:text-properties fo:language="fr" fo:country="FR" officeooo:rsid="015a9551"/>
    </style:style>
    <style:style style:name="T10" style:family="text">
      <style:text-properties fo:language="fr" fo:country="FR" officeooo:rsid="01918df1"/>
    </style:style>
    <style:style style:name="T11" style:family="text">
      <style:text-properties fo:language="fr" fo:country="FR" officeooo:rsid="0032e18b"/>
    </style:style>
    <style:style style:name="T12" style:family="text">
      <style:text-properties fo:language="fr" fo:country="FR" officeooo:rsid="008b3c4c"/>
    </style:style>
    <style:style style:name="T13" style:family="text">
      <style:text-properties fo:language="fr" fo:country="FR" officeooo:rsid="008c15a4"/>
    </style:style>
    <style:style style:name="T14" style:family="text">
      <style:text-properties fo:language="fr" fo:country="FR" officeooo:rsid="0033103c"/>
    </style:style>
    <style:style style:name="T15" style:family="text">
      <style:text-properties fo:language="fr" fo:country="FR" officeooo:rsid="00e56a74"/>
    </style:style>
    <style:style style:name="T16" style:family="text">
      <style:text-properties fo:language="fr" fo:country="FR" officeooo:rsid="00e742e2"/>
    </style:style>
    <style:style style:name="T17" style:family="text">
      <style:text-properties fo:language="fr" fo:country="FR" officeooo:rsid="00baf164"/>
    </style:style>
    <style:style style:name="T18" style:family="text">
      <style:text-properties fo:language="fr" fo:country="FR" officeooo:rsid="00c4b5e0"/>
    </style:style>
    <style:style style:name="T19" style:family="text">
      <style:text-properties fo:language="fr" fo:country="FR" officeooo:rsid="02060c29"/>
    </style:style>
    <style:style style:name="T20" style:family="text">
      <style:text-properties fo:language="fr" fo:country="FR" officeooo:rsid="020d29d0"/>
    </style:style>
    <style:style style:name="T21" style:family="text">
      <style:text-properties fo:language="fr" fo:country="FR" officeooo:rsid="020f4dae"/>
    </style:style>
    <style:style style:name="T22" style:family="text">
      <style:text-properties fo:language="fr" fo:country="FR" officeooo:rsid="001f5ab7"/>
    </style:style>
    <style:style style:name="T23" style:family="text">
      <style:text-properties fo:language="fr" fo:country="FR" officeooo:rsid="02288c35"/>
    </style:style>
    <style:style style:name="T24" style:family="text">
      <style:text-properties fo:language="fr" fo:country="FR" officeooo:rsid="022ffb65"/>
    </style:style>
    <style:style style:name="T25" style:family="text">
      <style:text-properties fo:language="fr" fo:country="FR" officeooo:rsid="022ffe26"/>
    </style:style>
    <style:style style:name="T26" style:family="text">
      <style:text-properties fo:language="fr" fo:country="FR" officeooo:rsid="0231db38"/>
    </style:style>
    <style:style style:name="T27" style:family="text">
      <style:text-properties fo:language="fr" fo:country="FR" officeooo:rsid="0238f770"/>
    </style:style>
    <style:style style:name="T28" style:family="text">
      <style:text-properties officeooo:rsid="0015e8bf"/>
    </style:style>
    <style:style style:name="T29" style:family="text">
      <style:text-properties officeooo:rsid="001c69da"/>
    </style:style>
    <style:style style:name="T30" style:family="text">
      <style:text-properties officeooo:rsid="001d5952"/>
    </style:style>
    <style:style style:name="T31" style:family="text">
      <style:text-properties officeooo:rsid="001f5ab7"/>
    </style:style>
    <style:style style:name="T32" style:family="text">
      <style:text-properties officeooo:rsid="0022906d"/>
    </style:style>
    <style:style style:name="T33" style:family="text">
      <style:text-properties officeooo:rsid="006b2056"/>
    </style:style>
    <style:style style:name="T34" style:family="text">
      <style:text-properties officeooo:rsid="007ea4d0"/>
    </style:style>
    <style:style style:name="T35" style:family="text">
      <style:text-properties officeooo:rsid="0080fa16"/>
    </style:style>
    <style:style style:name="T36" style:family="text">
      <style:text-properties officeooo:rsid="00aa1c10"/>
    </style:style>
    <style:style style:name="T37" style:family="text">
      <style:text-properties officeooo:rsid="00aa926d"/>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1561f2c" style:font-weight-asian="normal" style:font-weight-complex="normal"/>
    </style:style>
    <style:style style:name="T40" style:family="text">
      <style:text-properties style:text-underline-style="none" fo:font-weight="normal" officeooo:rsid="022c1aed" style:font-weight-asian="normal" style:font-weight-complex="normal"/>
    </style:style>
    <style:style style:name="T41" style:family="text">
      <style:text-properties officeooo:rsid="00c4b5e0"/>
    </style:style>
    <style:style style:name="T42" style:family="text">
      <style:text-properties officeooo:rsid="00cbb84c"/>
    </style:style>
    <style:style style:name="T43" style:family="text">
      <style:text-properties officeooo:rsid="00cff6a7"/>
    </style:style>
    <style:style style:name="T44" style:family="text">
      <style:text-properties officeooo:rsid="00d0b22a"/>
    </style:style>
    <style:style style:name="T45" style:family="text">
      <style:text-properties officeooo:rsid="00e742e2"/>
    </style:style>
    <style:style style:name="T46" style:family="text">
      <style:text-properties officeooo:rsid="00f704f3"/>
    </style:style>
    <style:style style:name="T47" style:family="text">
      <style:text-properties officeooo:rsid="010a8eaa"/>
    </style:style>
    <style:style style:name="T48" style:family="text">
      <style:text-properties officeooo:rsid="011494ad"/>
    </style:style>
    <style:style style:name="T49" style:family="text">
      <style:text-properties officeooo:rsid="0115dc64"/>
    </style:style>
    <style:style style:name="T50" style:family="text">
      <style:text-properties officeooo:rsid="01166fd1"/>
    </style:style>
    <style:style style:name="T51" style:family="text">
      <style:text-properties officeooo:rsid="011d46c9"/>
    </style:style>
    <style:style style:name="T52" style:family="text">
      <style:text-properties officeooo:rsid="012d9941"/>
    </style:style>
    <style:style style:name="T53" style:family="text">
      <style:text-properties officeooo:rsid="012ed304"/>
    </style:style>
    <style:style style:name="T54" style:family="text">
      <style:text-properties officeooo:rsid="01309110"/>
    </style:style>
    <style:style style:name="T55" style:family="text">
      <style:text-properties officeooo:rsid="013279ec"/>
    </style:style>
    <style:style style:name="T56" style:family="text">
      <style:text-properties officeooo:rsid="0135a9c3"/>
    </style:style>
    <style:style style:name="T57" style:family="text">
      <style:text-properties officeooo:rsid="01371513"/>
    </style:style>
    <style:style style:name="T58" style:family="text">
      <style:text-properties officeooo:rsid="0142db74"/>
    </style:style>
    <style:style style:name="T59" style:family="text">
      <style:text-properties officeooo:rsid="01472dd2"/>
    </style:style>
    <style:style style:name="T60" style:family="text">
      <style:text-properties officeooo:rsid="0154429c"/>
    </style:style>
    <style:style style:name="T61" style:family="text">
      <style:text-properties officeooo:rsid="0161753c"/>
    </style:style>
    <style:style style:name="T62" style:family="text">
      <style:text-properties officeooo:rsid="016525fa"/>
    </style:style>
    <style:style style:name="T63" style:family="text">
      <style:text-properties officeooo:rsid="016546a7"/>
    </style:style>
    <style:style style:name="T64" style:family="text">
      <style:text-properties officeooo:rsid="01666bf1"/>
    </style:style>
    <style:style style:name="T65" style:family="text">
      <style:text-properties officeooo:rsid="01758cd5"/>
    </style:style>
    <style:style style:name="T66" style:family="text">
      <style:text-properties officeooo:rsid="0186df32"/>
    </style:style>
    <style:style style:name="T67" style:family="text">
      <style:text-properties officeooo:rsid="01923e04"/>
    </style:style>
    <style:style style:name="T68" style:family="text">
      <style:text-properties officeooo:rsid="019e673f"/>
    </style:style>
    <style:style style:name="T69" style:family="text">
      <style:text-properties officeooo:rsid="01a00411"/>
    </style:style>
    <style:style style:name="T70" style:family="text">
      <style:text-properties officeooo:rsid="01bcf0ac"/>
    </style:style>
    <style:style style:name="T71" style:family="text">
      <style:text-properties style:font-name="Liberation Serif" fo:font-size="12pt" fo:background-color="transparent" loext:char-shading-value="0" style:font-size-asian="12pt" style:font-size-complex="12pt"/>
    </style:style>
    <style:style style:name="T72" style:family="text">
      <style:text-properties style:font-name="Liberation Serif" fo:font-size="12pt" fo:language="fr" fo:country="FR" officeooo:rsid="01996ab2" fo:background-color="transparent" loext:char-shading-value="0" style:font-size-asian="12pt" style:font-size-complex="12pt"/>
    </style:style>
    <style:style style:name="T73" style:family="text">
      <style:text-properties style:font-name="Liberation Serif" fo:font-size="12pt" fo:language="fr" fo:country="FR" officeooo:rsid="0236cdce" fo:background-color="transparent" loext:char-shading-value="0" style:font-size-asian="12pt" style:font-size-complex="12pt"/>
    </style:style>
    <style:style style:name="T74" style:family="text">
      <style:text-properties officeooo:rsid="01bf2e3e"/>
    </style:style>
    <style:style style:name="T75" style:family="text">
      <style:text-properties officeooo:rsid="01cf7a4e"/>
    </style:style>
    <style:style style:name="T76" style:family="text">
      <style:text-properties officeooo:rsid="01d16ba0"/>
    </style:style>
    <style:style style:name="T77" style:family="text">
      <style:text-properties style:font-name="Liberation Serif"/>
    </style:style>
    <style:style style:name="T78" style:family="text">
      <style:text-properties style:font-name="Liberation Serif" fo:language="fr" fo:country="FR"/>
    </style:style>
    <style:style style:name="T79" style:family="text">
      <style:text-properties style:font-name="Liberation Serif" fo:language="fr" fo:country="FR" officeooo:rsid="01db9163"/>
    </style:style>
    <style:style style:name="T80" style:family="text">
      <style:text-properties style:font-name="Liberation Serif" fo:language="fr" fo:country="FR" officeooo:rsid="01dd3ff6"/>
    </style:style>
    <style:style style:name="T81" style:family="text">
      <style:text-properties style:font-name="Liberation Serif" officeooo:rsid="01db9163"/>
    </style:style>
    <style:style style:name="T82" style:family="text">
      <style:text-properties style:font-name="Liberation Serif" officeooo:rsid="01dd3ff6"/>
    </style:style>
    <style:style style:name="T83" style:family="text">
      <style:text-properties style:font-name="Liberation Serif" officeooo:rsid="022a1f8e"/>
    </style:style>
    <style:style style:name="T84" style:family="text">
      <style:text-properties officeooo:rsid="01f84d88"/>
    </style:style>
    <style:style style:name="T85" style:family="text">
      <style:text-properties officeooo:rsid="01fc60af"/>
    </style:style>
    <style:style style:name="T86" style:family="text">
      <style:text-properties officeooo:rsid="02050830"/>
    </style:style>
    <style:style style:name="T87" style:family="text">
      <style:text-properties officeooo:rsid="0208bd86"/>
    </style:style>
    <style:style style:name="T88" style:family="text">
      <style:text-properties officeooo:rsid="0215310e"/>
    </style:style>
    <style:style style:name="T89" style:family="text">
      <style:text-properties officeooo:rsid="0216d380"/>
    </style:style>
    <style:style style:name="T90" style:family="text">
      <style:text-properties officeooo:rsid="021a1592"/>
    </style:style>
    <style:style style:name="T91" style:family="text">
      <style:text-properties officeooo:rsid="021cb4d2"/>
    </style:style>
    <style:style style:name="T92" style:family="text">
      <style:text-properties officeooo:rsid="0223751e"/>
    </style:style>
    <style:style style:name="T93" style:family="text">
      <style:text-properties officeooo:rsid="0225bbb8"/>
    </style:style>
    <style:style style:name="T94" style:family="text">
      <style:text-properties officeooo:rsid="022d8084"/>
    </style:style>
    <style:style style:name="T95" style:family="text">
      <style:text-properties officeooo:rsid="022e8062"/>
    </style:style>
    <style:style style:name="T96" style:family="text">
      <style:text-properties officeooo:rsid="02319912"/>
    </style:style>
    <style:style style:name="T97" style:family="text">
      <style:text-properties officeooo:rsid="023206ac"/>
    </style:style>
    <style:style style:name="T98" style:family="text">
      <style:text-properties officeooo:rsid="02331892"/>
    </style:style>
    <style:style style:name="T99" style:family="text">
      <style:text-properties officeooo:rsid="0234c312"/>
    </style:style>
    <style:style style:name="T100" style:family="text">
      <style:text-properties officeooo:rsid="02365cff"/>
    </style:style>
    <style:style style:name="T101" style:family="text">
      <style:text-properties officeooo:rsid="0236b0ae"/>
    </style:style>
    <style:style style:name="T102" style:family="text">
      <style:text-properties officeooo:rsid="0247e3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Juillet 2019</text:p>
      <text:p text:style-name="P13">Dr Maximilien Naveau</text:p>
      <text:p text:style-name="P1">Friedrichstrasse 16, 72072,</text:p>
      <text:p text:style-name="P1">Tübingen, Allemagne</text:p>
      <text:p text:style-name="P1">Phone: +33 (0)6 48 36 37 42</text:p>
      <text:p text:style-name="P29"><text:span text:style-name="T2">Email: </text:span><text:a xlink:type="simple" xlink:href="mailto:maximilien.naveau@gmail.com" text:style-name="Internet_20_link" text:visited-style-name="Visited_20_Internet_20_Link"><text:span text:style-name="T2">maximilien.naveau@gmail.com</text:span></text:a></text:p>
      <text:p text:style-name="P3"/>
      <text:p text:style-name="P3">7, avenue du Colonel Roche</text:p>
      <text:p text:style-name="P3">BP 54200, 31031</text:p>
      <text:p text:style-name="P3">Toulouse cedex 4, France</text:p>
      <text:p text:style-name="P1"><text:span text:style-name="T1">A l’attention de: </text:span>Mesdames, Messieurs, les membres du jury,</text:p>
      <text:p text:style-name="P1"/>
      <text:p text:style-name="P14">Objet: candidature <text:span text:style-name="T1">pour le concours externe d’ingénieur de recherche, suite à l’annonce numéro 40.</text:span></text:p>
      <text:p text:style-name="P1"/>
      <text:p text:style-name="P37">Je suis actuellement Post-Doc<text:span text:style-name="T36">torant</text:span> dans le group<text:span text:style-name="T29">e</text:span> "Machines in Motion" au sein d<text:span text:style-name="T35">e l’institut Max-Planck</text:span> "<text:span text:style-name="T30">Max-Planck-Institute für Intelligente Systeme</text:span>". Je <text:span text:style-name="T30">m’adresse</text:span> <text:span text:style-name="T30">à</text:span> vous pour candidater au poste d’ing<text:span text:style-name="T30">é</text:span>nieur <text:span text:style-name="T43">de re</text:span>che<text:span text:style-name="T30">r</text:span>ch<text:span text:style-name="T43">e</text:span> au sein du <text:span text:style-name="T28">Laboratoire d'analyse et d'architecture des systèmes (LAAS-CNRS).</text:span></text:p>
      <text:p text:style-name="P4"/>
      <text:p text:style-name="P6">Je suis extrêmement intéressé pour venir travailler au LAAS-<text:span text:style-name="T66">CNRS</text:span> pour plusieurs raisons. <text:span text:style-name="T52">D’abord parce</text:span> que <text:span text:style-name="T31">le LAAS-CNRS est un laboratoire compétitif au niveau mondial, en particulier </text:span>l’<text:span text:style-name="T31">équipe Gepetto est l’une des meilleurs équipes de chercheurs en robotique humanoïde. Elle possède le savoir-faire et les compétences nécessaires pour contrôler efficacement un robot humanoïde et faire avancer l’état de l’art, en témoignent leurs nombreuses publications scientifiques et vidéos associées [1]. J’aimerais faire partie de cet environnement dynamique au sein duquel la recherche sur la robotique humanoïde se développe.</text:span></text:p>
      <text:p text:style-name="P7"/>
      <text:p text:style-name="P50"><text:span text:style-name="T53">Ensuite,</text:span> j’ai pu constater pendant ma thèse au LAAS-CNRS et pendant mon post-doctorat au <text:span text:style-name="T54">sein de l’institut</text:span> Max-Planck que la robotique nécessite un effort permanent d’ingénierie afin de maintenir les systèmes en bon état de marche et d<text:span text:style-name="T44">e se doter des</text:span> bons outils pour résoudre <text:span text:style-name="T37">à la fois</text:span> les problèmes techniques <text:span text:style-name="T37">et</text:span> de recherche. Je souhaite pouvoir fournir ce <text:span text:style-name="T56">support </text:span>qui permettra aux chercheurs <text:span text:style-name="T32">en robotique</text:span> de se concentrer sur <text:span text:style-name="T32">leurs travaux</text:span>.</text:p>
      <text:p text:style-name="P10"/>
      <text:p text:style-name="P19">De plus, le LAAS-CNRS possède le robot Thalos, fabriqué et maintenu par PAL-Robotique situé à Barcelone. L’étroite collaboration entre la compagnie et le laboratoire permet une synergie qui facilite la mise en place d’expérience sur le robot. C’est une des raisons qui me motive à venir travailler au LAAS-CNRS.</text:p>
      <text:p text:style-name="P10"/>
      <text:p text:style-name="P51"><text:span text:style-name="T55">Enfin, j</text:span>’ai pris plaisir à la conception et l’implémentation d’outils pérennes pour les laboratoires durant ma thèse au sein de l’équipe Gepetto et mon post-doctorat au sein de l’institut Max-Planck. Et je souhaite <text:span text:style-name="T57">par ailleurs</text:span> <text:span text:style-name="T92">offrir</text:span> ma connaissance et mon savoir-faire à un institut <text:span text:style-name="T65">dédié à la recherche </text:span>publique. Je pense que m’intégrer dans l’équipe IDEA au <text:span text:style-name="T31">LAAS-CNRS</text:span> correspond parfaitement à cet objectif.</text:p>
      <text:p text:style-name="P9"/>
      <text:p text:style-name="P17">Pendant ma thèse j’ai construi<text:span text:style-name="T60">t </text:span>mon expertise scien<text:span text:style-name="T42">tifique</text:span> sur le contrôle des robots humanoïdes <text:span text:style-name="T38">[</text:span><text:span text:style-name="T40">2</text:span><text:span text:style-name="T38">] </text:span><text:span text:style-name="T39">et </text:span><text:span text:style-name="T58">réalisé plusieurs intégrations logicielles sur le robot HRP-2.</text:span></text:p>
      <text:p text:style-name="P16"/>
      <text:p text:style-name="P33"><text:span text:style-name="T17">J’ai </text:span><text:span text:style-name="T18">commencé par implémenter un filtre dynamique [</text:span><text:span text:style-name="T24">3</text:span><text:span text:style-name="T18">] qui permet d’augmenter considérablement les performances d’un algorithme de marche sur sol plat. J’ai poursuivi mes recherches dans cette direction en développant un algorithme de marche sur sol plat [</text:span><text:span text:style-name="T25">4</text:span><text:span text:style-name="T18">] basé sur des techniques d’optimisation non-linéaire en collaboration avec M. Kudrus</text:span><text:span text:style-name="T2">s (</text:span>Interdisciplinary Center for Scientific Computing, Heidelberg University<text:span text:style-name="T2">). </text:span><text:span text:style-name="T18">Une intégration complète fut réalisée, avec le </text:span><text:soft-page-break/><text:span text:style-name="T18">logiciel ROS, permet à un opérateur de contrôler en ligne le robot HRP-2 grâce à une manette. Cette application fut présentée avec succès au public lors des journées portes ouvertes et aux différents visiteurs du </text:span><text:span text:style-name="T22">LAAS-CNRS</text:span><text:span text:style-name="T18"> de très nombreuses fois. Cette expérience m’a familiariser avec la vulgarisation scientifique auprès du grand public. La vidéo de l’expérience sur le robot est disponible ici : "</text:span><text:a xlink:type="simple" xlink:href="https://www.youtube.com/watch?v=uydWV2Qz6hE" text:style-name="Internet_20_link" text:visited-style-name="Visited_20_Internet_20_Link"><text:span text:style-name="T18">https://www.youtube.com/watch?v=uydWV2Qz6hE</text:span></text:a><text:span text:style-name="T18">".</text:span></text:p>
      <text:p text:style-name="P11"/>
      <text:p text:style-name="P32"><text:span text:style-name="T11">Dans la </text:span><text:span text:style-name="T12">continuité</text:span><text:span text:style-name="T11"> de </text:span><text:span text:style-name="T13">ce</text:span><text:span text:style-name="T11"> travail, j’ai collaboré avec A. Mukosvki</text:span><text:span text:style-name="T2">y (</text:span>Integrative Neuroscience, University Clinic, T<text:span text:style-name="T84">ü</text:span>bingen<text:span text:style-name="T2">) </text:span><text:span text:style-name="T14">et C. Vassallo (LAAS-CNRS)</text:span><text:span text:style-name="T11"> afin d’utiliser des primitives de mouvements extraites de mouvement humain </text:span><text:span text:style-name="T15">comme trajectoire de référence pour le robot HRP-2 [</text:span><text:span text:style-name="T26">5</text:span><text:span text:style-name="T15">]</text:span><text:span text:style-name="T11">. </text:span><text:span text:style-name="T16">La vidéo de l’expérience est disponible ici : "</text:span><text:a xlink:type="simple" xlink:href="https://www.youtube.com/watch?v=3LT_QEiZzSo" text:style-name="Internet_20_link" text:visited-style-name="Visited_20_Internet_20_Link"><text:span text:style-name="T16">https://www.youtube.com/watch?v=3LT_QeiZzSo</text:span></text:a><text:span text:style-name="T16">".</text:span></text:p>
      <text:p text:style-name="P12"/>
      <text:p text:style-name="P47">J’ai aussi collaboré avec M. Karlinski <text:span text:style-name="T85">(Weizmann Institute of Science)</text:span> afin d’évaluer l’effet de la loi de la puissance 2/3 extraite des comportements humains sur le robot HRP-2 [<text:span text:style-name="T98">6</text:span>].</text:p>
      <text:p text:style-name="P20"/>
      <text:p text:style-name="P48">Une autre intégration logicielle complète fut réalisé<text:span text:style-name="T59">e</text:span> avec ROS <text:span text:style-name="T86">et en collaboration avec I. G. Ramirez-Alpizar (Graduate School of Enginnering Science, Osaka University)</text:span> pour permettre au robot HRP-2 de manipuler un tuyau de pompier <text:span text:style-name="T46">[7]</text:span>. <text:span text:style-name="T45">La vidéo de l’expérience est disponible ici : "</text:span><text:a xlink:type="simple" xlink:href="https://www.youtube.com/watch?v=K33d2VTHTTA" text:style-name="Internet_20_link" text:visited-style-name="Visited_20_Internet_20_Link">https://www.youtube.com/watch?v=K33d2VTHTTA</text:a><text:span text:style-name="T41">".</text:span></text:p>
      <text:p text:style-name="P21"/>
      <text:p text:style-name="P23">J’ai <text:span text:style-name="T93">également </text:span>exploré des algorithmes de locomotion multi-contacts en collaboration avec M. Kudruss et J. Carpentier <text:span text:style-name="T102">(LAAS-CNRS)</text:span>. Le robot HRP-2 est maintenant capable de monter des escaliers en s’aidant d’une rambarde <text:span text:style-name="T46">[8], [9]</text:span>. <text:span text:style-name="T45">La vidéo de l’expérience est disponible ici : "</text:span><text:a xlink:type="simple" xlink:href="https://www.youtube.com/watch?v=YjL-DBQgXwk&amp;t=7s" text:style-name="Internet_20_link" text:visited-style-name="Visited_20_Internet_20_Link">https://www.youtube.com/watch?v=YjL-DBQgXwk&amp;t=7s</text:a><text:span text:style-name="T41">".</text:span></text:p>
      <text:p text:style-name="P22"/>
      <text:p text:style-name="P31"><text:span text:style-name="T7">Toutes ces expériences m’ont permis d’acquérir de solides compétences en programmation, </text:span><text:span text:style-name="T23">en </text:span><text:span text:style-name="T7">optimisation mathématique, </text:span><text:span text:style-name="T23">en </text:span><text:span text:style-name="T7">contrôle des robots humanoïdes et </text:span><text:span text:style-name="T23">en </text:span><text:span text:style-name="T7">simulation dynamiques, </text:span><text:span text:style-name="T8">qui me paraissent essentielles pour le poste d’ingénieur de recherche en robotique</text:span><text:span text:style-name="T7">. </text:span><text:span text:style-name="T9">De plus</text:span><text:span text:style-name="T2">, t</text:span>ravailler en collaboration sur de nombreux projets m’a permis de développer<text:span text:style-name="T2"> mon</text:span><text:span text:style-name="T9"> sens du relationnel et du travail en équipe.</text:span></text:p>
      <text:p text:style-name="P18"/>
      <text:p text:style-name="P30"><text:span text:style-name="T20">Au</text:span><text:span text:style-name="T4"> début</text:span><text:span text:style-name="T3"> </text:span><text:span text:style-name="T4">de mon</text:span><text:span text:style-name="T3"> post-doctorat, j’ai constaté que les travaux d’ingénieries me convenai</text:span><text:span text:style-name="T10">ent</text:span><text:span text:style-name="T3"> mieux que les travaux de recherche. </text:span><text:span text:style-name="T21">Q</text:span><text:span text:style-name="T4">uand je suis arrivé à l’institut Max-Planck, l’architecture de contrôle utilisée était SL </text:span><text:span text:style-name="T27">[10]</text:span><text:span text:style-name="T4">. Ce logiciel manquait de flexibilité et les chercheurs avaient pour projet de l’améliorer.</text:span><text:span text:style-name="T2"> La prise en main était difficile et la maintenance des codes utilisés par les robots n’était pas systématique, et délicate à mettre en place. </text:span><text:span text:style-name="T4">J’ai </text:span><text:span text:style-name="T5">été</text:span><text:span text:style-name="T4"> en charge </text:span><text:span text:style-name="T5">de</text:span><text:span text:style-name="T4"> ce projet </text:span><text:span text:style-name="T6">à temps plein </text:span><text:span text:style-name="T4">et </text:span><text:span text:style-name="T19">je</text:span><text:span text:style-name="T4"> </text:span><text:span text:style-name="T19">possède </text:span><text:span text:style-name="T4">donc deux ans d’expérience dans le métier d’ingénieur de recherche.</text:span></text:p>
      <text:p text:style-name="P15"/>
      <text:p text:style-name="P25"><text:span text:style-name="T61">Ainsi d</text:span>urant ces deux ans, j’ai mis en place une nouvelle architecture de contrôle inspirée de celle utilisée par l’équipe Gepetto au LAAS-CNRS <text:span text:style-name="T47">en</text:span> simplifi<text:span text:style-name="T47">ant</text:span> au maximum <text:span text:style-name="T33">le code afin de permettre à un utilisateur d’y inclure un nouveau robot rapidement. J’ai opté pour le patch "preempt-rt" de l’OS Ubuntu afin de satisfaire les contraintes temps réel de nos applications. J’ai choisi le module "catkin" pour le déploiement des applications. Les codes au cœur de la nouvelle architecture de contrôle sont open-sources (</text:span><text:a xlink:type="simple" xlink:href="https://github.com/machines-in-motion/" text:style-name="Internet_20_link" text:visited-style-name="Visited_20_Internet_20_Link"><text:span text:style-name="T33">https://github.com/machines-in-motion/</text:span></text:a><text:span text:style-name="T33">), documentés et avec une intégration continue mise en œuvre par mes soins.</text:span></text:p>
      <text:p text:style-name="P24"/>
      <text:p text:style-name="P49">Le "dynamic-graph" développé par l’équipe Gepetto est <text:span text:style-name="T76">le</text:span> contrôleur <text:span text:style-name="T87">intégré</text:span> <text:span text:style-name="T75">dans cette nouvelle architecture</text:span>. Il permet de créer des modules temps réel C++ avec une interface utilisateur Python. <text:span text:style-name="T51">L’utilisateur peut alors brancher ces modules ensembles pour définir un contrôle particulier. Les chercheurs de l’institut Max-Planck ont donc maintenant accès à un système où le développement et le déploiement sont efficaces. Par exemple un interne que j’ai encadré pendant quatre mois a pu </text:span><text:soft-page-break/><text:span text:style-name="T51">implémenter un contrôle en impédance en temps réel sur un nouveau robot en seulement quelques semaines.</text:span></text:p>
      <text:p text:style-name="P27"/>
      <text:p text:style-name="P52"><text:span text:style-name="T64">Je pense qu’il est important de faciliter la collaboration entre les laboratoires de recherche, c’est pour cette raison que j’ai conçu cette nouvelle architecture </text:span>compatible avec celle du <text:span text:style-name="T31">LAAS-CNRS</text:span>. <text:span text:style-name="T62">L</text:span>es chercheurs peuvent <text:span text:style-name="T63">donc utiliser de façon transparente les</text:span> code<text:span text:style-name="T48">s</text:span> open-source<text:span text:style-name="T49">s</text:span> développé<text:span text:style-name="T50">s dans les deux laboratoires</text:span>.</text:p>
      <text:p text:style-name="P26"/>
      <text:p text:style-name="P28">Ce <text:span text:style-name="T88">poste</text:span> d’ingénieur de recherche que j’<text:span text:style-name="T89">occupe</text:span> <text:span text:style-name="T89">depuis</text:span> deux ans m’a convaincu de mon fut<text:span text:style-name="T67">ur</text:span> professionnel. J’ai pu utiliser mes connaissances scientifiques acquises en tant que doctorant en robotique, faire du développement logiciel intensif et de haut niveau, côtoyer l’état de l’art scientifique au quotidien, et participer à des efforts de recherches scientifiques publiques, ce qui correspond à ma vocation et au poste que vous proposez.</text:p>
      <text:p text:style-name="P28"/>
      <text:p text:style-name="P53">Grâce à mes diverses expériences avec différents robots et équipes de recherches, je pense pouvoir fournir <text:span text:style-name="T74">le</text:span> support <text:span text:style-name="T74">idéal </text:span>à l’équipe Gepetto responsable de la recherche sur les robots humanoïdes mais aussi à l’équipe IDEA pour la gestion de l’intégration continue des codes clés du laboratoire du <text:span text:style-name="T31">LAAS-CNRS</text:span>. <text:span text:style-name="T91">Enfin, je peux mettre à profit mes compétences scientifiques qui me permettront de mieux communiquer avec les différentes équipes présentes au LAAS-CNRS.</text:span></text:p>
      <text:p text:style-name="P8"/>
      <text:p text:style-name="P34">Veuillez agréer, Mesdames, Messieurs, les membres du jury, l'expression de mes meilleurs sentiments.</text:p>
      <text:p text:style-name="P35"/>
      <text:p text:style-name="P5">Maximilien Naveau</text:p>
      <text:p text:style-name="P36"/>
      <text:p text:style-name="P54">Références:</text:p>
      <text:p text:style-name="P38"><text:span text:style-name="T77">[</text:span><text:span text:style-name="T83">1</text:span><text:span text:style-name="T77">] </text:span><text:span text:style-name="T81">J. </text:span><text:span text:style-name="Source_20_Text"><text:span text:style-name="T77">Carpentier, </text:span></text:span><text:span text:style-name="Source_20_Text"><text:span text:style-name="T81">N. </text:span></text:span><text:span text:style-name="Source_20_Text"><text:span text:style-name="T77">Mansard. "Multi-contact Locomotion of Legged Robots.". Submitted to IEEE Transaction on Robotics. Available </text:span></text:span><text:a xlink:type="simple" xlink:href="https://hal.laas.fr/hal-01520248/file/tro-carpentier-multicontact.pdf" text:style-name="Internet_20_link" text:visited-style-name="Visited_20_Internet_20_Link"><text:span text:style-name="Source_20_Text"><text:span text:style-name="T77">https://hal.laas.fr/hal-01520248/file/tro-carpentier-multicontact.pdf</text:span></text:span></text:a><text:span text:style-name="Source_20_Text"><text:span text:style-name="T77">, </text:span></text:span><text:span text:style-name="Source_20_Text"><text:span text:style-name="T82">2017</text:span></text:span></text:p>
      <text:p text:style-name="P39">[<text:span text:style-name="T94">2</text:span>] M. Naveau. <text:span text:style-name="T71">"</text:span>Advanced human inspired walking strategies for humanoid robots.<text:span text:style-name="T71">",</text:span> PhD thesis, Université Paul Sabatier Toulouse III, 2016</text:p>
      <text:p text:style-name="P44">[<text:span text:style-name="T95">3</text:span>] M. Naveau, J. Carpentier, S. Barthelemy, O. Stasse, and P. Souères. <text:span text:style-name="T71">"</text:span>METAPOD Template META-programming applied to dynamics: CoP-CoM trajectories filtering.<text:span text:style-name="T71">",</text:span> In Int. Conf. on Humanoid Robotics, 2014</text:p>
      <text:p text:style-name="P40">[<text:span text:style-name="T96">4</text:span>] M. Naveau, M. Kudruss, O. Stasse, C. Kirches, K. Mombaur, and P. Souères. <text:span text:style-name="T71">"</text:span>A Reactive Walking Pattern Generator Based on Nonlinear Model Predictive Control.<text:span text:style-name="T71">",</text:span> Int. Jour. of Robotics and Automation Letter, 2016</text:p>
      <text:p text:style-name="P45">[<text:span text:style-name="T97">5</text:span>] A. Mukovskiy, C. Vassallo, M. Naveau, O. Stasse, P. Souères, and M. A. Giese. <text:span text:style-name="T71">"</text:span>Adaptive synthesis of dynamically feasible full-body movements for the humanoid robot hrp-2 by flexible combination of learned dynamic movement primitives.<text:span text:style-name="T71">",</text:span> Int. Jour. of Robotics and Autonomous Systems, 2016</text:p>
      <text:p text:style-name="P46">[<text:span text:style-name="T99">6</text:span>] M. Karlinski, M. Naveau, A. Mukovskiy, O. Stasse, T. Flash, and P. Souères. <text:span text:style-name="T71">"</text:span>Robust human-inspired power law trajectories for humanoid hrp-2 robot.<text:span text:style-name="T71">",</text:span> In Int. Conf. on Biomedical Robotics and Biomechatronics, June 2016</text:p>
      <text:p text:style-name="P41">[<text:span text:style-name="T100">7</text:span>] <text:bookmark-start text:name="__DdeLink__5879_86042111"/>I. G. Ramirez-Alpizar<text:bookmark-end text:name="__DdeLink__5879_86042111"/>, M. Naveau, C. Benazeth, O. Stasse, J.-P. Laumond, K. Harada, and E. Yoshida. <text:span text:style-name="T71">"</text:span>Motion generation for pulling a fire hose by a humanoid robot.<text:span text:style-name="T71">",</text:span> In Int. Conf. on Humanoid Robotics, 2016</text:p>
      <text:p text:style-name="P42">[<text:span text:style-name="T101">8</text:span>] J. Carpentier, S. Tonneau, M. Naveau, O. Stasse, and N. Mansard. <text:span text:style-name="T71">"</text:span>A versatile and efficient pattern generator for generalized legged locomotion.<text:span text:style-name="T71">",</text:span> In Int. Conf. on Robotics and Automation, 2016</text:p>
      <text:p text:style-name="P43"><text:soft-page-break/>[<text:span text:style-name="T101">9</text:span>] M. Kudruss, M. Naveau, O. Stasse, N. Mansard, C. Kirches, P. Soueres, and K. Mombaur. <text:span text:style-name="T71">"</text:span>Optimal control for whole-body motion generation using center-of-mass dynamics for predefined multi-contact configurations.<text:span text:style-name="T71">",</text:span> In Int. Conf. on Humanoid Robotics, 2015</text:p>
      <text:p text:style-name="Standard"><text:span text:style-name="T72">[</text:span><text:span text:style-name="T73">10</text:span><text:span text:style-name="T72">] S. Schaal. "The SL simulation and real-time control software package.", Univ. Southern Ca</text:span><text:span text:style-name="T2">lifornia, Los Angeles. Available: "</text:span><text:a xlink:type="simple" xlink:href="http://www-clmc.usc.edu/publications/S/schaal-TRSL.pdf" text:style-name="Internet_20_link" text:visited-style-name="Visited_20_Internet_20_Link"><text:span text:style-name="T2">http://www-clmc.usc.edu/publications/S/schaal-TRSL.pdf</text:span></text:a><text:span text:style-name="T2">", 2009</text:span></text:p>
      <text:p text:style-name="Standard"><text:span text:style-name="Source_20_Text"><text:span text:style-name="T8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6:40:57.172408722</meta:creation-date>
    <meta:generator>LibreOffice/5.1.6.2$Linux_X86_64 LibreOffice_project/10m0$Build-2</meta:generator>
    <dc:date>2019-07-03T20:45:04.230668801</dc:date>
    <meta:editing-duration>P2DT20H3M38S</meta:editing-duration>
    <meta:editing-cycles>401</meta:editing-cycles>
    <meta:document-statistic meta:table-count="0" meta:image-count="0" meta:object-count="0" meta:page-count="4" meta:paragraph-count="42" meta:word-count="1504" meta:character-count="10414" meta:non-whitespace-character-count="8952"/>
  </office:meta>
</office:document-meta>
</file>